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96C706C9A99DB9D3.png" manifest:media-type="image/png"/>
  <manifest:file-entry manifest:full-path="Pictures/100000010000001900000019598743E62A0A662D.png" manifest:media-type="image/png"/>
  <manifest:file-entry manifest:full-path="Pictures/1000000100000019000000197AD4F41C2C7890DF.png" manifest:media-type="image/png"/>
  <manifest:file-entry manifest:full-path="Pictures/100002800000029500000295458C6106AED5C839.svg" manifest:media-type="image/svg+xml"/>
  <manifest:file-entry manifest:full-path="Pictures/10000109000002950000029599843C084F54196C.svg" manifest:media-type="image/svg+xml"/>
  <manifest:file-entry manifest:full-path="Pictures/10000001000003300000026409AFC8EFE5687064.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1E0000002950000029531405702AAD800D0.svg" manifest:media-type="image/svg+xml"/>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23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561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4.511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100%" fo:text-align="end" fo:text-indent="0cm"/>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8"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5" style:family="paragraph">
      <loext:graphic-properties draw:fill="none"/>
      <style:paragraph-properties fo:text-align="center"/>
    </style:style>
    <style:style style:name="P26" style:family="paragraph">
      <loext:graphic-properties draw:fill="solid" draw:fill-color="#8d99ae" draw:opacity="10%"/>
      <style:paragraph-properties fo:text-align="center"/>
      <style:text-properties style:font-name="Noto Sans1"/>
    </style:style>
    <style:style style:name="P27" style:family="paragraph">
      <loext:graphic-properties draw:fill="none" draw:fill-color="#ffffff"/>
    </style:style>
    <style:style style:name="P28"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color="#666666" loext:opacity="100%" style:font-name="Noto Sans1" fo:font-size="12pt" style:text-underline-style="none" style:font-size-asian="12pt" style:font-size-complex="12pt"/>
    </style:style>
    <style:style style:name="T9" style:family="text">
      <style:text-properties style:font-name="Noto Sans1" fo:font-size="18pt" style:text-underline-style="none" fo:font-weight="bold" style:font-size-asian="18pt" style:font-weight-asian="bold" style:font-size-complex="18pt" style:font-weight-complex="bold"/>
    </style:style>
    <style:style style:name="T10" style:family="text">
      <style:text-properties style:font-name="Noto Sans1" fo:font-size="18pt" style:text-underline-style="none" fo:font-weight="bold" style:font-size-asian="18pt" style:font-size-complex="18pt"/>
    </style:style>
    <style:style style:name="T11" style:family="text">
      <style:text-properties style:font-name="Lato Black1" fo:font-size="18pt" style:text-underline-style="none" style:font-size-asian="18pt" style:font-size-complex="18pt"/>
    </style:style>
    <style:style style:name="T12" style:family="text">
      <style:text-properties style:font-name="Noto Sans1" fo:font-size="22pt" style:text-underline-style="none" fo:font-weight="bold" style:font-size-asian="22pt" style:font-weight-asian="bold" style:font-size-complex="22pt" style:font-weight-complex="bold"/>
    </style:style>
    <style:style style:name="T13"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07cm" svg:height="6.481cm" svg:x="4.98cm" svg:y="11.43cm">
          <draw:text-box>
            <text:p text:style-name="P1"><text:span text:style-name="T1">RESTAUR</text:span><text:span text:style-name="T1">ANT </text:span><text:span text:style-name="T1">RESERVA</text:span><text:span text:style-name="T1">TION </text:span><text:span text:style-name="T1">SYSTEM</text:span></text:p>
            <text:p text:style-name="P1"><text:span text:style-name="T2">Phase 4 Final </text:span><text:span text:style-name="T2">Project</text:span></text:p>
          </draw:text-box>
        </draw:frame>
        <draw:frame draw:style-name="gr2" draw:text-style-name="P4" draw:layer="layout" svg:width="6.604cm" svg:height="1.373cm" svg:x="20.32cm" svg:y="12.859cm">
          <draw:text-box>
            <text:p><text:span text:style-name="T3">Sheila Chebii</text:span></text:p>
            <text:p text:style-name="P3"><text:span text:style-name="T4">05 February 2024</text:span></text:p>
          </draw:text-box>
        </draw:frame>
        <draw:line draw:style-name="gr3" draw:text-style-name="P5" draw:layer="layout" svg:x1="19.812cm" svg:y1="12.154cm" svg:x2="19.812cm" svg:y2="14.948cm">
          <text:p/>
        </draw:line>
        <presentation:notes draw:style-name="dp2">
          <office:forms form:automatic-focus="false" form:apply-design-mode="false"/>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User Table</text:span></text:p>
            </text:list-item>
            <text:list-item>
              <text:p text:style-name="P7"><text:span text:style-name="T5">Restaurant Table</text:span></text:p>
            </text:list-item>
            <text:list-item>
              <text:p text:style-name="P7"><text:span text:style-name="T5">Reservation Table</text:span></text:p>
            </text:list-item>
            <text:list-item>
              <text:p text:style-name="P7"><text:span text:style-name="T5">Review and Rating Table</text:span></text:p>
            </text:list-item>
            <text:list-item>
              <text:p text:style-name="P7"><text:span text:style-name="T5">Staff Management Ta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3" draw:layer="layout" svg:width="10.414cm" svg:height="3.692cm" svg:x="1.905cm" svg:y="2.658cm">
          <draw:text-box>
            <text:p text:style-name="P12"><text:span text:style-name="T1">RESTAUR</text:span><text:span text:style-name="T1">ANT </text:span><text:span text:style-name="T1">RESERVA</text:span><text:span text:style-name="T1">TION </text:span><text:span text:style-name="T1">SYSTEM</text:span></text:p>
          </draw:text-box>
        </draw:frame>
        <draw:frame draw:style-name="gr8" draw:text-style-name="P14" draw:layer="layout" svg:width="16.256cm" svg:height="7.423cm" svg:x="2.54cm" svg:y="6.985cm">
          <draw:text-box>
            <text:p text:style-name="P3"><text:span text:style-name="T7">The Restaurant </text:span><text:span text:style-name="T7">Reservation </text:span><text:span text:style-name="T7">System is a web </text:span><text:span text:style-name="T7">application that </text:span><text:span text:style-name="T7">enables </text:span><text:span text:style-name="T7">customers to </text:span><text:span text:style-name="T7">easily discover </text:span><text:span text:style-name="T7">and book </text:span><text:span text:style-name="T7">reservations while </text:span><text:span text:style-name="T7">providing </text:span><text:span text:style-name="T7">restaurant staff </text:span><text:span text:style-name="T7">and </text:span><text:span text:style-name="T7">administrators </text:span><text:span text:style-name="T7">with efficient </text:span><text:span text:style-name="T7">tools for </text:span><text:span text:style-name="T7">managing table </text:span><text:span text:style-name="T7">availability and </text:span><text:span text:style-name="T7">operations. The </text:span><text:span text:style-name="T7">system </text:span><text:span text:style-name="T7">incorporates </text:span><text:span text:style-name="T7">distinct user </text:span><text:span text:style-name="T7">roles, allowing </text:span><text:span text:style-name="T7">customers to </text:span><text:span text:style-name="T7">focus on </text:span><text:span text:style-name="T7">reservations, </text:span><text:span text:style-name="T7">while staff and </text:span><text:span text:style-name="T7">admins can </text:span><text:span text:style-name="T7">oversee real-time </text:span><text:span text:style-name="T7">updates and </text:span><text:span text:style-name="T7">analytics. With </text:span><text:span text:style-name="T7">features like </text:span><text:span text:style-name="T7">reviews and </text:span><text:span text:style-name="T7">ratings the </text:span><text:span text:style-name="T7">system aims to </text:span><text:span text:style-name="T7">enhance the </text:span><text:span text:style-name="T7">overall dining </text:span><text:span text:style-name="T7">experience for </text:span><text:span text:style-name="T7">both customers </text:span><text:span text:style-name="T7">and restaurant </text:span><text:span text:style-name="T7">owners.</text:span></text:p>
          </draw:text-box>
        </draw:frame>
        <draw:custom-shape draw:style-name="gr9"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0" draw:text-style-name="P17" draw:layer="layout" svg:width="9.398cm" svg:height="2.159cm" svg:x="0.254cm" svg:y="3.219cm">
          <draw:text-box>
            <text:p text:style-name="P16"><text:span text:style-name="T8">Users, Staff and Admin </text:span><text:span text:style-name="T8">can log in then taken to </text:span><text:span text:style-name="T8">the homepage.</text:span></text:p>
            <text:p text:style-name="P16"><text:span text:style-name="T8">Each have different </text:span><text:span text:style-name="T8">permissions </text:span></text:p>
          </draw:text-box>
        </draw:frame>
        <draw:frame draw:style-name="gr11" draw:text-style-name="P18" draw:layer="layout" svg:width="5.588cm" svg:height="1.115cm" svg:x="4.064cm" svg:y="2.032cm">
          <draw:text-box>
            <text:p text:style-name="P1"><text:span text:style-name="T9">Login</text:span></text:p>
          </draw:text-box>
        </draw:frame>
        <draw:frame draw:style-name="gr12" draw:text-style-name="P17" draw:layer="layout" svg:width="9.398cm" svg:height="2.947cm" svg:x="0.305cm" svg:y="7.332cm">
          <draw:text-box>
            <text:p text:style-name="P16"><text:span text:style-name="T8">There are details about </text:span><text:span text:style-name="T8">the restaurant,</text:span></text:p>
            <text:p text:style-name="P16"><text:span text:style-name="T8">The foods offered </text:span></text:p>
          </draw:text-box>
        </draw:frame>
        <draw:frame draw:style-name="gr11" draw:text-style-name="P19" draw:layer="layout" svg:width="5.588cm" svg:height="1.115cm" svg:x="4.115cm" svg:y="6.145cm">
          <draw:text-box>
            <text:p text:style-name="P1"><text:span text:style-name="T10">Home Page</text:span></text:p>
          </draw:text-box>
        </draw:frame>
        <draw:frame draw:style-name="gr13" draw:text-style-name="P17" draw:layer="layout" svg:width="9.398cm" svg:height="2.159cm" svg:x="0.254cm" svg:y="12.065cm">
          <draw:text-box>
            <text:p text:style-name="P16"><text:span text:style-name="T8">The users can see </text:span><text:span text:style-name="T8">available reservations </text:span><text:span text:style-name="T8">and make reservations </text:span><text:span text:style-name="T8">after they log in.</text:span></text:p>
            <text:p text:style-name="P16"><text:span text:style-name="T8">The staff can update </text:span><text:span text:style-name="T8">Reservations. </text:span></text:p>
          </draw:text-box>
        </draw:frame>
        <draw:frame draw:style-name="gr11" draw:text-style-name="P19" draw:layer="layout" svg:width="5.588cm" svg:height="1.725cm" svg:x="4.064cm" svg:y="10.196cm">
          <draw:text-box>
            <text:p text:style-name="P1"><text:span text:style-name="T10">Make </text:span><text:span text:style-name="T10">Reservations</text:span></text:p>
          </draw:text-box>
        </draw:frame>
        <draw:frame draw:style-name="gr14" draw:text-style-name="P21" draw:layer="layout" svg:width="9.398cm" svg:height="2.079cm" svg:x="18.534cm" svg:y="12.891cm">
          <draw:text-box>
            <text:p text:style-name="P20"><text:span text:style-name="T8">Has the contact Details </text:span><text:span text:style-name="T8">of the Restaurant the </text:span><text:span text:style-name="T8">users can send them </text:span><text:span text:style-name="T8">mails or messages from </text:span><text:span text:style-name="T8">here.</text:span></text:p>
          </draw:text-box>
        </draw:frame>
        <draw:frame draw:style-name="gr11" draw:text-style-name="P22" draw:layer="layout" svg:width="5.588cm" svg:height="1.725cm" svg:x="18.534cm" svg:y="11.166cm">
          <draw:text-box>
            <text:p><text:span text:style-name="T9">Contact Us </text:span><text:span text:style-name="T9">Page</text:span></text:p>
          </draw:text-box>
        </draw:frame>
        <draw:frame draw:style-name="gr15" draw:text-style-name="P21" draw:layer="layout" svg:width="9.398cm" svg:height="2.079cm" svg:x="18.534cm" svg:y="8.931cm">
          <draw:text-box>
            <text:p text:style-name="P20"><text:span text:style-name="T8">The Users can make </text:span><text:span text:style-name="T8">Reviews and Ratings of </text:span><text:span text:style-name="T8">the Restaurant</text:span></text:p>
          </draw:text-box>
        </draw:frame>
        <draw:frame draw:style-name="gr16" draw:text-style-name="P23" draw:layer="layout" svg:width="5.596cm" svg:height="1.811cm" svg:x="18.534cm" svg:y="7.12cm">
          <draw:text-box>
            <text:p><text:span text:style-name="T11">Reviews and </text:span><text:span text:style-name="T11">Ratings</text:span></text:p>
          </draw:text-box>
        </draw:frame>
        <draw:frame draw:style-name="gr17" draw:text-style-name="P21" draw:layer="layout" svg:width="9.398cm" svg:height="2.159cm" svg:x="18.602cm" svg:y="4.519cm">
          <draw:text-box>
            <text:p text:style-name="P20"><text:span text:style-name="T8">User can check if they </text:span><text:span text:style-name="T8">have Booked.</text:span></text:p>
            <text:p text:style-name="P20"><text:span text:style-name="T8">Admin and Staff can </text:span><text:span text:style-name="T8">check the list of the </text:span><text:span text:style-name="T8">reservations made</text:span></text:p>
          </draw:text-box>
        </draw:frame>
        <draw:frame draw:style-name="gr11" draw:text-style-name="P24" draw:layer="layout" svg:width="5.588cm" svg:height="1.725cm" svg:x="18.534cm" svg:y="2.794cm">
          <draw:text-box>
            <text:p><text:span text:style-name="T10">Check </text:span><text:span text:style-name="T10">Bookings</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8" draw:text-style-name="P2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11" draw:text-style-name="P24" draw:layer="layout" svg:width="5.588cm" svg:height="3.199cm" svg:x="7.112cm" svg:y="10.795cm">
          <draw:text-box>
            <text:p><text:span text:style-name="T10"/></text:p>
            <text:p><text:span text:style-name="T10">Add Ratings/</text:span></text:p>
            <text:p><text:span text:style-name="T10">Contact </text:span><text:span text:style-name="T10">Restaurant</text:span></text:p>
          </draw:text-box>
        </draw:frame>
        <draw:custom-shape draw:style-name="gr19"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9" draw:layer="layout" svg:width="5.588cm" svg:height="1.115cm" svg:x="4.445cm" svg:y="3.175cm">
          <draw:text-box>
            <text:p text:style-name="P1"><text:span text:style-name="T10">Login</text:span></text:p>
          </draw:text-box>
        </draw:frame>
        <draw:frame draw:style-name="gr18" draw:text-style-name="P2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8" draw:text-style-name="P2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11" draw:text-style-name="P19" draw:layer="layout" svg:width="5.588cm" svg:height="3.199cm" svg:x="19.177cm" svg:y="4.445cm">
          <draw:text-box>
            <text:p text:style-name="P1"><text:span text:style-name="T10">Main Page </text:span><text:span text:style-name="T10">View Details/</text:span></text:p>
            <text:p text:style-name="P12"><text:span text:style-name="T10">Make </text:span><text:span text:style-name="T10">reservation</text:span></text:p>
          </draw:text-box>
        </draw:frame>
        <draw:frame draw:style-name="gr20" draw:text-style-name="P27" draw:layer="layout" svg:width="11.43cm" svg:height="0.962cm" svg:x="7.62cm" svg:y="0.635cm">
          <draw:text-box>
            <text:p>USERS</text:p>
          </draw:text-box>
        </draw:frame>
        <presentation:notes draw:style-name="dp2">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1" draw:text-style-name="P28" draw:layer="layout" svg:width="5.08cm" svg:height="1.905cm" svg:x="3.175cm" svg:y="3.175cm">
          <draw:text-box>
            <text:p><text:span text:style-name="T12">Login</text:span></text:p>
          </draw:text-box>
        </draw:frame>
        <draw:frame draw:style-name="gr22" draw:text-style-name="P28" draw:layer="layout" svg:width="6.985cm" svg:height="2.54cm" svg:x="8.255cm" svg:y="9.525cm">
          <draw:text-box>
            <text:p><text:span text:style-name="T12">Update </text:span><text:span text:style-name="T12">Reservations</text:span></text:p>
          </draw:text-box>
        </draw:frame>
        <draw:frame draw:style-name="gr23" draw:text-style-name="P28" draw:layer="layout" svg:width="6.985cm" svg:height="7.467cm" svg:x="19.685cm" svg:y="9.678cm">
          <draw:text-box>
            <text:p><text:span text:style-name="T12">List of the </text:span><text:span text:style-name="T12">Messages </text:span><text:span text:style-name="T12">received <text:s/></text:span><text:span text:style-name="T12">on the </text:span><text:span text:style-name="T12">Contact Us</text:span></text:p>
          </draw:text-box>
        </draw:frame>
        <draw:frame draw:style-name="gr24" draw:text-style-name="P28" draw:layer="layout" svg:width="6.35cm" svg:height="4.761cm" svg:x="15.24cm" svg:y="4.129cm">
          <draw:text-box>
            <text:p><text:span text:style-name="T12">Check on</text:span></text:p>
            <text:p><text:span text:style-name="T12">Reservations Made</text:span></text:p>
          </draw:text-box>
        </draw:frame>
        <draw:frame draw:style-name="gr25" draw:text-style-name="P29" draw:layer="layout" svg:width="3.048cm" svg:height="5.179cm" svg:x="1.378cm" svg:y="1.44cm">
          <draw:text-box>
            <text:p><text:span text:style-name="T13">01</text:span></text:p>
          </draw:text-box>
        </draw:frame>
        <draw:frame draw:style-name="gr25" draw:text-style-name="P29" draw:layer="layout" svg:width="3.048cm" svg:height="5.179cm" svg:x="5.842cm" svg:y="8.255cm">
          <draw:text-box>
            <text:p><text:span text:style-name="T13">02</text:span></text:p>
          </draw:text-box>
        </draw:frame>
        <draw:frame draw:style-name="gr25" draw:text-style-name="P29" draw:layer="layout" svg:width="3.048cm" svg:height="5.179cm" svg:x="12.808cm" svg:y="1.604cm">
          <draw:text-box>
            <text:p><text:span text:style-name="T13">03</text:span></text:p>
          </draw:text-box>
        </draw:frame>
        <draw:frame draw:style-name="gr25" draw:text-style-name="P29" draw:layer="layout" svg:width="3.048cm" svg:height="5.179cm" svg:x="17.38cm" svg:y="8.716cm">
          <draw:text-box>
            <text:p><text:span text:style-name="T13">04</text:span></text:p>
          </draw:text-box>
        </draw:frame>
        <presentation:notes draw:style-name="dp2">
          <draw:page-thumbnail draw:style-name="gr4"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2-05T06:21:50.762368238</meta:creation-date>
    <meta:editing-duration>PT7M3S</meta:editing-duration>
    <meta:editing-cycles>2</meta:editing-cycles>
    <dc:date>2024-02-05T07:18:24.749878687</dc:date>
    <meta:document-statistic meta:object-count="293"/>
  </office:meta>
</office:document-meta>
</file>